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dec.write( JSONSerializer serializer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Codec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dec.deserialze( DefaultJSONParser parser , Type clazz , Object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ringCodec.deserialze( DefaultJSON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